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A4E000014A673F8B5D8EE90D5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376cm" svg:x="1cm" svg:y="6.281cm">
          <draw:image xlink:href="Pictures/1000000000001A4E000014A673F8B5D8EE90D58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Neat_Office/6.2.8.2$Windows_x86 LibreOffice_project/</meta:generator>
  </office:meta>
</office:document-meta>
</file>